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number-rows-repeated="1048515">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4">00/00/0000</text:date>, <text:time style:data-style-name="N2" text:time-value="22:19:43.93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04T22:21:06.608000000</dc:date>
    <meta:editing-duration>PT7H9M23S</meta:editing-duration>
    <meta:editing-cycles>210</meta:editing-cycles>
    <meta:document-statistic meta:table-count="1" meta:cell-count="239" meta:object-count="0"/>
  </office:meta>
</office:document-meta>
</file>